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07f4d9" officeooo:paragraph-rsid="0007f4d9" style:font-size-asian="12pt" style:font-weight-asian="normal" style:font-size-complex="12pt" style:font-weight-complex="normal"/>
    </style:style>
    <style:style style:name="T1" style:family="text">
      <style:text-properties fo:font-size="14pt" fo:font-weight="bold" officeooo:rsid="0007f4d9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"/><text:span text:style-name="T1">French apple cake</text:span></text:p>
      <text:p text:style-name="Standard"><text:span text:style-name="T1"/></text:p>
      <text:p text:style-name="P1">1 ½ <text:s/>pounds apples, cut into ticks about ¼ inch thick. Put sliced apples in a bowl and microwave until slices bend and then snap (about 3 minutes). Try to dry the apple slices before putting them in cake</text:p>
      <text:p text:style-name="P1"/>
      <text:p text:style-name="P1">Make dry mix:</text:p>
      <text:p text:style-name="P1">1 cup all purpose flour</text:p>
      <text:p text:style-name="P1">1 cup sugar</text:p>
      <text:p text:style-name="P1">2 tsp baking powder</text:p>
      <text:p text:style-name="P1">½ tsp salt</text:p>
      <text:p text:style-name="P1"/>
      <text:p text:style-name="P1">and wet mix:</text:p>
      <text:p text:style-name="P1">1 cup milk</text:p>
      <text:p text:style-name="P1">1 cup oil or melted butter</text:p>
      <text:p text:style-name="P1">1 egg</text:p>
      <text:p text:style-name="P1"/>
      <text:p text:style-name="P1">mix wet and dry mix together, reserve 1 cup of batter. In the remaining batter, add 2 egg yolks and apples, and put apple mix into a springform pan. Spoon the reserved 1 cup of batter over it. Bake at 325*F for about 1 hour 15 minu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6:55:50.836000000</meta:creation-date>
    <dc:date>2017-10-09T17:06:31.401000000</dc:date>
    <meta:editing-duration>PT10M40S</meta:editing-duration>
    <meta:editing-cycles>1</meta:editing-cycles>
    <meta:document-statistic meta:table-count="0" meta:image-count="0" meta:object-count="0" meta:page-count="1" meta:paragraph-count="12" meta:word-count="121" meta:character-count="586" meta:non-whitespace-character-count="473"/>
    <meta:generator>LibreOffice/5.0.3.2$Windows_x86 LibreOffice_project/e5f16313668ac592c1bfb310f4390624e3dbfb75</meta:generator>
  </office:meta>
</office:document-meta>
</file>